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Wingdings" svg:font-family="Wingdings"/>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53cm" svg:stroke-color="#003366" draw:stroke-linejoin="miter" draw:fill="solid" draw:fill-color="#33cccc" draw:opacity="26%" draw:textarea-vertical-align="middle" draw:auto-grow-height="false" draw:fit-to-size="fals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le_20_and_20_Content-notes">
      <style:graphic-properties draw:fill-color="#ffffff" fo:min-height="13.364cm"/>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wo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8" style:family="presentation" style:parent-style-name="Two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wo_20_Content-notes">
      <style:graphic-properties draw:fill-color="#ffffff" fo:min-height="13.364cm"/>
    </style:style>
    <style:style style:name="P1" style:family="paragraph">
      <style:paragraph-properties fo:margin-top="0cm" fo:margin-bottom="0cm" fo:line-height="100%" fo:text-align="center" style:punctuation-wrap="hanging" style:writing-mode="lr-tb"/>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solid" draw:fill-color="#33cccc" draw:opacity="26%"/>
      <style:paragraph-properties fo:text-align="start" style:font-independent-line-spacing="true"/>
      <style:text-properties fo:font-size="18pt"/>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style>
    <style:style style:name="P8" style:family="paragraph">
      <style:paragraph-properties fo:margin-top="0.423cm" fo:margin-bottom="0cm" fo:line-height="100%" fo:text-align="start" style:punctuation-wrap="hanging"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141cm" fo:margin-bottom="0cm" fo:line-height="100%" fo:text-align="start" fo:text-indent="0cm" style:punctuation-wrap="hanging" style:writing-mode="lr-tb"/>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left="0cm" fo:margin-right="0cm" fo:margin-top="0.198cm" fo:margin-bottom="0cm" fo:line-height="100%" fo:text-align="start" fo:text-indent="0cm" style:punctuation-wrap="hanging" style:writing-mode="lr-tb"/>
    </style:style>
    <style:style style:name="P13" style:family="paragraph">
      <style:paragraph-properties fo:margin-left="0cm" fo:margin-right="0cm" fo:margin-top="0.169cm" fo:margin-bottom="0cm" fo:line-height="100%" fo:text-align="start" fo:text-indent="0cm" style:punctuation-wrap="hanging" style:writing-mode="lr-tb"/>
    </style:style>
    <style:style style:name="P14" style:family="paragraph">
      <style:paragraph-properties fo:margin-left="0cm" fo:margin-right="0cm" fo:text-indent="0cm"/>
    </style:style>
    <style:style style:name="P15" style:family="paragraph">
      <style:paragraph-properties fo:margin-left="0cm" fo:margin-right="0cm" fo:margin-top="0.282cm" fo:margin-bottom="0cm" fo:line-height="100%" fo:text-align="start" fo:text-indent="0cm" style:punctuation-wrap="hanging" style:writing-mode="lr-tb"/>
    </style:style>
    <style:style style:name="T1" style:family="text">
      <style:text-properties fo:font-variant="normal" fo:text-transform="none" fo:color="#003366"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name-complex="Arial" style:font-size-complex="36pt" style:font-style-complex="normal" style:font-weight-complex="bold"/>
    </style:style>
    <style:style style:name="T2" style:family="text">
      <style:text-properties fo:font-variant="normal" fo:text-transform="none" fo:color="#003366"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3" style:family="text">
      <style:text-properties fo:font-variant="normal" fo:text-transform="none" fo:color="#006666"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003366" style:text-line-through-style="none" style:text-line-through-type="none" style:text-position="0% 100%" style:font-name="Tahoma"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5" style:family="text">
      <style:text-properties fo:font-variant="normal" fo:text-transform="none" fo:color="#006666"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name-complex="Arial" style:font-size-complex="36pt" style:font-style-complex="normal" style:font-weight-complex="bold"/>
    </style:style>
    <style:style style:name="T6" style:family="text">
      <style:text-properties fo:font-variant="normal" fo:text-transform="none" fo:color="#003366"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7" style:family="text">
      <style:text-properties fo:font-variant="normal" fo:text-transform="none" fo:color="#003366"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8" style:family="text">
      <style:text-properties fo:font-variant="normal" fo:text-transform="none" fo:color="#003366"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9" style:family="text">
      <style:text-properties fo:font-variant="normal" fo:text-transform="none" fo:color="#003366"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0" style:family="text">
      <style:text-properties fo:font-variant="normal" fo:text-transform="none" fo:color="#003366" style:text-line-through-style="none" style:text-line-through-type="none" style:text-position="0% 100%" style:font-name="Wingdings1"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3366"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3366" style:text-line-through-style="none" style:text-line-through-type="none" style:text-position="0% 100%" style:font-name="Wingdings1"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ff33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003366" style:text-line-through-style="none" style:text-line-through-type="none" style:text-position="0% 100%" style:font-name="BankGothic Lt BT"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5" style:family="text">
      <style:text-properties fo:font-variant="normal" fo:text-transform="none" fo:color="#003366" style:text-line-through-style="none" style:text-line-through-type="none" style:text-position="0% 100%" style:font-name="Arial" fo:font-size="40pt" fo:letter-spacing="normal" fo:font-style="normal" style:text-underline-style="none" fo:font-weight="normal" style:font-size-asian="40pt" style:font-style-asian="normal" style:font-weight-asian="normal" style:font-name-complex="Arial" style:font-size-complex="40pt" style:font-style-complex="normal" style:font-weight-complex="normal"/>
    </style:style>
    <text:list-style style:name="L1">
      <text:list-level-style-bullet text:level="1" text:bullet-char="●">
        <style:list-level-properties text:min-label-width="0.6cm"/>
        <style:text-properties fo:font-family="StarSymbol"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3366" fo:font-size="7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003366"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003366" fo:font-size="75%"/>
      </text:list-level-style-bullet>
      <text:list-level-style-bullet text:level="2" text:bullet-char="–">
        <style:list-level-properties text:space-before="1.271cm" text:min-label-width="0.793cm"/>
        <style:text-properties fo:font-family="StarSymbol" fo:color="#003366"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AutoShape 2" presentation:style-name="pr1" draw:text-style-name="P2" draw:layer="layout" svg:width="22.859cm" svg:height="5.291cm" svg:x="1.905cm" svg:y="2.752cm" presentation:class="title" presentation:user-transformed="true">
          <draw:text-box>
            <text:p text:style-name="P1"><text:span text:style-name="T1">How To Use PowerPoint</text:span><text:span text:style-name="T1"><text:line-break/></text:span><text:span text:style-name="T2">A Brief Introduction to Commonly Used Features</text:span></text:p>
          </draw:text-box>
        </draw:frame>
        <draw:frame draw:name="Rectangle 3" presentation:style-name="pr2" draw:text-style-name="P4" draw:layer="layout" svg:width="11.147cm" svg:height="5.061cm" svg:x="12.982cm" svg:y="8.132cm" presentation:class="subtitle" presentation:user-transformed="true">
          <draw:text-box>
            <text:p text:style-name="P3"><text:span text:style-name="T3">By Ryan McKenzie</text:span></text:p>
          </draw:text-box>
        </draw:frame>
        <draw:custom-shape draw:name="FlagCount" draw:style-name="gr1" draw:text-style-name="P5" draw:layer="layout" drawooo:display="printer" svg:width="1.057cm" svg:height="0.881cm" svg:x="22.931cm" svg:y="0.706cm">
          <text:p text:style-name="P1"><text:span text:style-name="T4">0</text:span></text:p>
          <draw:enhanced-geometry draw:mirror-horizontal="false" draw:mirror-vertical="false" draw:text-areas="?f38 ?f38 ?f39 ?f40" svg:viewBox="0 0 0 0" draw:type="ooxml-wedgeRoundRectCallout" draw:modifiers="-43750 700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Introduction" draw:style-name="dp1" draw:master-page-name="Title_20_and_20_Content" presentation:presentation-page-layout-name="AL2T11">
        <draw:frame draw:name="AutoShape 2" presentation:style-name="pr4" draw:text-style-name="P2" draw:layer="layout" svg:width="22.012cm" svg:height="3.174cm" svg:x="2.117cm" svg:y="2.117cm" presentation:class="title" presentation:user-transformed="true">
          <draw:text-box>
            <text:p text:style-name="P7"><text:span text:style-name="T5">Introduction</text:span></text:p>
          </draw:text-box>
        </draw:frame>
        <draw:custom-shape draw:name="Text Box 4" draw:style-name="gr3" draw:text-style-name="P9" draw:layer="layout" svg:width="18.414cm" svg:height="10.409cm" svg:x="2.752cm" svg:y="6.773cm">
          <text:p text:style-name="P8"><text:span text:style-name="T6"><text:tab/></text:span><text:span text:style-name="T7">PowerPoint is a very commonly used, fairly powerful presentation software from Microsoft. In your academic career (undergrad, graduate, or professional) there is a good chance that you have been or will be exposed to this tool. Furthermore, most of you will need to use it. This slide show is intended not only to be presented as a user guide to PowerPoint, but to be distributed as a way to practice what you learn as you learn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agCount" draw:style-name="gr1" draw:text-style-name="P5" draw:layer="layout" drawooo:display="printer" svg:width="1.057cm" svg:height="0.881cm" svg:x="22.931cm" svg:y="0.706cm">
          <text:p text:style-name="P1"><text:span text:style-name="T4">0</text:span></text:p>
          <draw:enhanced-geometry draw:mirror-horizontal="false" draw:mirror-vertical="false" draw:text-areas="?f38 ?f38 ?f39 ?f40" svg:viewBox="0 0 0 0" draw:type="ooxml-wedgeRoundRectCallout" draw:modifiers="-43750 700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What Will be Demonstrated" draw:style-name="dp1" draw:master-page-name="Title_20_and_20_Content" presentation:presentation-page-layout-name="AL2T11">
        <draw:frame draw:name="AutoShape 2" presentation:style-name="pr4" draw:text-style-name="P2" draw:layer="layout" svg:width="22.012cm" svg:height="3.174cm" svg:x="2.117cm" svg:y="2.117cm" presentation:class="title" presentation:user-transformed="true">
          <draw:text-box>
            <text:p text:style-name="P7"><text:span text:style-name="T5">What Will be Demonstrated</text:span></text:p>
          </draw:text-box>
        </draw:frame>
        <draw:frame draw:name="Rectangle 3" presentation:style-name="pr6" draw:text-style-name="P11" draw:layer="layout" svg:width="22.859cm" svg:height="14.181cm" svg:x="3.387cm" svg:y="6.562cm" presentation:class="outline" presentation:user-transformed="true">
          <draw:text-box>
            <text:list text:style-name="L5">
              <text:list-item>
                <text:p text:style-name="P10"><text:span text:style-name="T8">Adding Slides to a Presentation</text:span></text:p>
              </text:list-item>
              <text:list-item>
                <text:p text:style-name="P10"><text:span text:style-name="T8">Using a Uniform Appearance/Motif</text:span></text:p>
              </text:list-item>
              <text:list-item>
                <text:p text:style-name="P10"><text:span text:style-name="T8">How to Vary Slide Layout and Text (font, size, color)</text:span></text:p>
              </text:list-item>
              <text:list-item>
                <text:p text:style-name="P10"><text:span text:style-name="T8">Using Graphics from ClipArt or a File</text:span></text:p>
              </text:list-item>
              <text:list-item>
                <text:p text:style-name="P10"><text:span text:style-name="T8">Using Animated Text (Timed and Manual)</text:span></text:p>
              </text:list-item>
              <text:list-item>
                <text:p text:style-name="P10"><text:span text:style-name="T8">Applying Slide Transitions</text:span></text:p>
              </text:list-item>
              <text:list-item>
                <text:p text:style-name="P10"><text:span text:style-name="T8">Adding Sound (From a File or the Gallery)</text:span></text:p>
              </text:list-item>
              <text:list-item>
                <text:p text:style-name="P10"><text:span text:style-name="T8">Using AutoShapes</text:span></text:p>
              </text:list-item>
              <text:list-item>
                <text:p text:style-name="P10"><text:span text:style-name="T8">Adding Videos and Animation</text:span></text:p>
              </text:list-item>
              <text:list-item>
                <text:p text:style-name="P10"><text:span text:style-name="T8">Placing Action Buttons for Nonlinear Slide Selection</text:span></text:p>
              </text:list-item>
              <text:list-item>
                <text:p text:style-name="P10"><text:span text:style-name="T8">Linking to Web Content or Email Addresses</text:span></text:p>
              </text:list-item>
            </text:list>
          </draw:text-box>
        </draw:frame>
        <draw:custom-shape draw:name="FlagCount" draw:style-name="gr1" draw:text-style-name="P5" draw:layer="layout" drawooo:display="printer" svg:width="1.057cm" svg:height="0.881cm" svg:x="22.931cm" svg:y="0.706cm">
          <text:p text:style-name="P1"><text:span text:style-name="T4">0</text:span></text:p>
          <draw:enhanced-geometry draw:mirror-horizontal="false" draw:mirror-vertical="false" draw:text-areas="?f38 ?f38 ?f39 ?f40" svg:viewBox="0 0 0 0" draw:type="ooxml-wedgeRoundRectCallout" draw:modifiers="-43750 700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Adding/Formatting Slides" draw:style-name="dp1" draw:master-page-name="Title_20_and_20_Content" presentation:presentation-page-layout-name="AL2T11">
        <draw:frame draw:name="AutoShape 2" presentation:style-name="pr4" draw:text-style-name="P2" draw:layer="layout" svg:width="22.012cm" svg:height="3.174cm" svg:x="2.117cm" svg:y="2.117cm" presentation:class="title" presentation:user-transformed="true">
          <draw:text-box>
            <text:p text:style-name="P7"><text:span text:style-name="T5">Adding/Formatting Slides</text:span></text:p>
          </draw:text-box>
        </draw:frame>
        <draw:frame draw:name="Rectangle 3" presentation:style-name="pr6" draw:text-style-name="P11" draw:layer="layout" svg:width="21.369cm" svg:height="10.344cm" svg:x="2.328cm" svg:y="6.562cm" presentation:class="outline" presentation:user-transformed="true">
          <draw:text-box>
            <text:list text:style-name="L5">
              <text:list-item>
                <text:p text:style-name="P12"><text:span text:style-name="T9">Right-Click the Timeline to the left </text:span><text:span text:style-name="T10"></text:span><text:span text:style-name="T9"> and go to “New Slide”</text:span></text:p>
              </text:list-item>
              <text:list-item>
                <text:p text:style-name="P12"><text:span text:style-name="T9">OR go to “Insert” and select “New Slide”</text:span></text:p>
              </text:list-item>
            </text:list>
            <text:p text:style-name="P12"><text:span text:style-name="T9"/></text:p>
            <text:p text:style-name="P12"><text:span text:style-name="T9"/></text:p>
            <text:list text:continue-numbering="true" text:style-name="L5">
              <text:list-item>
                <text:p text:style-name="P12"><text:span text:style-name="T9">Open the “Layout” tab to the right </text:span><text:span text:style-name="T10"></text:span><text:span text:style-name="T9"> to change the format of a slide</text:span></text:p>
              </text:list-item>
            </text:list>
          </draw:text-box>
        </draw:frame>
        <draw:custom-shape draw:name="FlagCount" draw:style-name="gr1" draw:text-style-name="P5" draw:layer="layout" drawooo:display="printer" svg:width="1.057cm" svg:height="0.881cm" svg:x="22.931cm" svg:y="0.706cm">
          <text:p text:style-name="P1"><text:span text:style-name="T4">0</text:span></text:p>
          <draw:enhanced-geometry draw:mirror-horizontal="false" draw:mirror-vertical="false" draw:text-areas="?f38 ?f38 ?f39 ?f40" svg:viewBox="0 0 0 0" draw:type="ooxml-wedgeRoundRectCallout" draw:modifiers="-43750 700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Appearance/Motif" draw:style-name="dp1" draw:master-page-name="Title_20_and_20_Content" presentation:presentation-page-layout-name="AL2T11">
        <draw:frame draw:name="AutoShape 2" presentation:style-name="pr4" draw:text-style-name="P2" draw:layer="layout" svg:width="22.012cm" svg:height="3.174cm" svg:x="2.117cm" svg:y="2.117cm" presentation:class="title" presentation:user-transformed="true">
          <draw:text-box>
            <text:p text:style-name="P7"><text:span text:style-name="T5">Appearance/Motif</text:span></text:p>
          </draw:text-box>
        </draw:frame>
        <draw:frame draw:name="Rectangle 3" presentation:style-name="pr6" draw:text-style-name="P11" draw:layer="layout" svg:width="21.369cm" svg:height="10.344cm" svg:x="2.328cm" svg:y="6.562cm" presentation:class="outline" presentation:user-transformed="true">
          <draw:text-box>
            <text:list text:style-name="L5">
              <text:list-item>
                <text:p text:style-name="P12"><text:span text:style-name="T9">You can Apply a Motif by Opening the “Design” tab on the right </text:span><text:span text:style-name="T10"></text:span></text:p>
              </text:list-item>
            </text:list>
            <text:list text:style-name="L6">
              <text:list-item>
                <text:list>
                  <text:list-item>
                    <text:p text:style-name="P13"><text:span text:style-name="T11">Then Click on the Desired Motif to apply it to all slides</text:span></text:p>
                  </text:list-item>
                  <text:list-item>
                    <text:p text:style-name="P13"><text:span text:style-name="T11">Click on the small drop down if you wish to apply the motif to only the current slide</text:span></text:p>
                  </text:list-item>
                </text:list>
              </text:list-item>
            </text:list>
            <text:p text:style-name="P14"><text:span text:style-name="T11"/></text:p>
          </draw:text-box>
        </draw:frame>
        <draw:custom-shape draw:name="FlagCount" draw:style-name="gr1" draw:text-style-name="P5" draw:layer="layout" drawooo:display="printer" svg:width="1.057cm" svg:height="0.881cm" svg:x="22.931cm" svg:y="0.706cm">
          <text:p text:style-name="P1"><text:span text:style-name="T4">0</text:span></text:p>
          <draw:enhanced-geometry draw:mirror-horizontal="false" draw:mirror-vertical="false" draw:text-areas="?f38 ?f38 ?f39 ?f40" svg:viewBox="0 0 0 0" draw:type="ooxml-wedgeRoundRectCallout" draw:modifiers="-43750 700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Variation in Layout and Text" draw:style-name="dp1" draw:master-page-name="Two_20_Content" presentation:presentation-page-layout-name="AL3T3">
        <draw:frame draw:name="AutoShape 4" presentation:style-name="pr7" draw:text-style-name="P2" draw:layer="layout" svg:width="22.012cm" svg:height="3.174cm" svg:x="2.117cm" svg:y="2.117cm" presentation:class="title" presentation:user-transformed="true">
          <draw:text-box>
            <text:p text:style-name="P7"><text:span text:style-name="T5">Variation in Layout and Text</text:span></text:p>
          </draw:text-box>
        </draw:frame>
        <draw:frame draw:name="Rectangle 5" presentation:style-name="pr8" draw:text-style-name="P11" draw:layer="layout" svg:width="21.369cm" svg:height="10.344cm" svg:x="2.328cm" svg:y="6.562cm" presentation:class="outline" presentation:user-transformed="true">
          <draw:text-box>
            <text:list text:style-name="L5">
              <text:list-item>
                <text:p text:style-name="P13"><text:span text:style-name="T11">To Select a New Slide Layout, Open the “Layout” Tab to the right </text:span><text:span text:style-name="T12"></text:span></text:p>
              </text:list-item>
            </text:list>
            <text:p text:style-name="P13"><text:span text:style-name="T11"/></text:p>
            <text:p text:style-name="P13"><text:span text:style-name="T11"/></text:p>
            <text:list text:continue-numbering="true" text:style-name="L5">
              <text:list-item>
                <text:p text:style-name="P13"><text:span text:style-name="T11">You can Use the Font </text:span><text:span text:style-name="T13">Color </text:span><text:span text:style-name="T11">drop down menu to change the text color </text:span></text:p>
              </text:list-item>
            </text:list>
          </draw:text-box>
        </draw:frame>
        <draw:frame draw:name="Rectangle 6" presentation:style-name="pr8" draw:text-style-name="P11" draw:layer="layout" svg:width="21.369cm" svg:height="10.344cm" svg:x="2.328cm" svg:y="6.562cm" presentation:class="outline" presentation:user-transformed="true">
          <draw:text-box>
            <text:p text:style-name="P13"><text:span text:style-name="T11"/></text:p>
            <text:p text:style-name="P13"><text:span text:style-name="T11"/></text:p>
            <text:list text:style-name="L5">
              <text:list-item>
                <text:p text:style-name="P15"><text:span text:style-name="T11">Use the Drop Down </text:span><text:span text:style-name="T14">Font</text:span><text:span text:style-name="T11"> and </text:span><text:span text:style-name="T15">Size</text:span><text:span text:style-name="T11"> menus above to vary the text</text:span></text:p>
              </text:list-item>
            </text:list>
          </draw:text-box>
        </draw:frame>
        <draw:custom-shape draw:name="FlagCount" draw:style-name="gr1" draw:text-style-name="P5" draw:layer="layout" drawooo:display="printer" svg:width="1.057cm" svg:height="0.881cm" svg:x="22.931cm" svg:y="0.706cm">
          <text:p text:style-name="P1"><text:span text:style-name="T4">0</text:span></text:p>
          <draw:enhanced-geometry draw:mirror-horizontal="false" draw:mirror-vertical="false" draw:text-areas="?f38 ?f38 ?f39 ?f40" svg:viewBox="0 0 0 0" draw:type="ooxml-wedgeRoundRectCallout" draw:modifiers="-43750 700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6"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Wingdings" svg:font-family="Wingdings"/>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3366"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writing-mode="lr-tb"/>
      <style:text-properties fo:font-variant="normal" fo:text-transform="none" fo:color="#003366"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writing-mode="lr-tb"/>
      <style:text-properties fo:font-variant="normal" fo:text-transform="none" fo:color="#003366"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writing-mode="lr-tb"/>
      <style:text-properties fo:font-variant="normal" fo:text-transform="none" fo:color="#003366"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3366" style:text-outline="false" style:text-line-through-style="none" style:text-line-through-type="none" style:text-position="0% 100%" style:font-name="Arial1" fo:font-family="Arial" style:font-family-generic="swiss"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language-asian="en" style:country-asian="US" style:font-style-asian="normal" style:font-weight-asian="normal" style:font-name-complex="Arial1" style:font-family-complex="Arial" style:font-family-generic-complex="swiss" style:font-pitch-complex="variable" style:font-size-complex="36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3366"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writing-mode="lr-tb"/>
      <style:text-properties fo:font-variant="normal" fo:text-transform="none" fo:color="#003366"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writing-mode="lr-tb"/>
      <style:text-properties fo:font-variant="normal" fo:text-transform="none" fo:color="#003366"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writing-mode="lr-tb"/>
      <style:text-properties fo:font-variant="normal" fo:text-transform="none" fo:color="#003366"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3366" style:text-outline="false" style:text-line-through-style="none" style:text-line-through-type="none" style:text-position="0% 100%" style:font-name="Arial1" fo:font-family="Arial" style:font-family-generic="swiss"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language-asian="en" style:country-asian="US" style:font-style-asian="normal" style:font-weight-asian="normal" style:font-name-complex="Arial1" style:font-family-complex="Arial" style:font-family-generic-complex="swiss" style:font-pitch-complex="variable" style:font-size-complex="36pt" style:language-complex="en" style:country-complex="US"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3366"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simple" style:writing-mode="lr-tb"/>
      <style:text-properties fo:font-variant="normal" fo:text-transform="none" fo:color="#003366"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simple" style:writing-mode="lr-tb"/>
      <style:text-properties fo:font-variant="normal" fo:text-transform="none" fo:color="#003366"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simple" style:writing-mode="lr-tb"/>
      <style:text-properties fo:font-variant="normal" fo:text-transform="none" fo:color="#003366"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3366" style:text-outline="false" style:text-line-through-style="none" style:text-line-through-type="none" style:text-position="0% 100%" style:font-name="Arial1" fo:font-family="Arial" style:font-family-generic="swiss" style:font-pitch="variable" fo:font-size="36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language-asian="en" style:country-asian="US" style:font-style-asian="normal" style:font-weight-asian="normal" style:font-name-complex="Arial1" style:font-family-complex="Arial" style:font-family-generic-complex="swiss" style:font-pitch-complex="variable" style:font-size-complex="36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99cc99" draw:textarea-vertical-align="middle" draw:auto-grow-height="false" draw:fit-to-size="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solid" draw:fill-color="#99cc99" draw:textarea-vertical-align="top" draw:auto-grow-height="false" draw:fit-to-size="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003366" draw:textarea-vertical-align="middle" draw:auto-grow-height="false" draw:fit-to-size="false" fo:min-height="0cm" fo:min-width="0cm" fo:padding-top="0.125cm" fo:padding-bottom="0.125cm" fo:padding-left="0.25cm" fo:padding-right="0.25cm" fo:wrap-option="no-wrap"/>
    </style:style>
    <style:style style:name="Mgr6" style:family="graphic" style:parent-style-name="standard">
      <style:graphic-properties draw:stroke="none" svg:stroke-width="0cm" draw:fill="solid" draw:fill-color="#ffffff" draw:textarea-vertical-align="middle" draw:auto-grow-height="false" draw:fit-to-size="false" fo:min-height="0cm" fo:min-width="0cm" fo:padding-top="0.125cm" fo:padding-bottom="0.125cm" fo:padding-left="0.25cm" fo:padding-right="0.25cm" fo:wrap-option="no-wrap"/>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horizontal-align="center" draw:textarea-vertical-align="bottom"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horizontal-align="center"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draw:fill="none" draw:fill-color="#ffffff" draw:auto-grow-height="false" fo:min-height="1.485cm"/>
    </style:style>
    <style:style style:name="Mpr11" style:family="presentation" style:parent-style-name="Title_20_and_20_Content-backgroundobjects">
      <style:graphic-properties draw:stroke="none" draw:fill="none" draw:fill-color="#ffffff" draw:textarea-vertical-align="bottom" draw:auto-grow-height="false" fo:min-height="1.485cm"/>
    </style:style>
    <style:style style:name="Mpr12" style:family="presentation" style:parent-style-name="Two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3"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4" style:family="presentation" style:parent-style-name="Two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5" style:family="presentation" style:parent-style-name="Two_20_Content-backgroundobjects">
      <style:graphic-properties draw:stroke="none" svg:stroke-width="0cm" draw:fill="none" draw:fill-color="#ffffff" draw:textarea-horizontal-align="center" draw:textarea-vertical-align="bottom" draw:auto-grow-height="false" draw:fit-to-size="false" fo:min-height="11.049cm" fo:padding-top="0.127cm" fo:padding-bottom="0.127cm" fo:padding-left="0.254cm" fo:padding-right="0.254cm" fo:wrap-option="wrap"/>
    </style:style>
    <style:style style:name="Mpr16" style:family="presentation" style:parent-style-name="Two_20_Content-backgroundobjects">
      <style:graphic-properties draw:stroke="none" draw:fill="none" draw:fill-color="#ffffff" draw:auto-grow-height="false" fo:min-height="1.485cm"/>
    </style:style>
    <style:style style:name="Mpr17" style:family="presentation" style:parent-style-name="Two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cc99"/>
      <style:paragraph-properties fo:text-align="start" style:font-independent-line-spacing="true"/>
      <style:text-properties fo:font-size="18pt"/>
    </style:style>
    <style:style style:name="MP6" style:family="paragraph">
      <loext:graphic-properties draw:fill="solid" draw:fill-color="#003366"/>
      <style:paragraph-properties fo:text-align="start" style:font-independent-line-spacing="true"/>
      <style:text-properties fo:font-size="18pt"/>
    </style:style>
    <style:style style:name="MP7" style:family="paragraph">
      <loext:graphic-properties draw:fill="solid" draw:fill-color="#ffffff"/>
      <style:paragraph-properties fo:text-align="start" style:font-independent-line-spacing="true"/>
      <style:text-properties fo:font-size="18pt"/>
    </style:style>
    <style:style style:name="MP8" style:family="paragraph">
      <style:paragraph-properties fo:margin-top="0cm" fo:margin-bottom="0cm" fo:line-height="100%" fo:text-align="center" style:punctuation-wrap="simple" style:writing-mode="lr-tb"/>
      <style:text-properties fo:font-size="36pt"/>
    </style:style>
    <style:style style:name="MP9" style:family="paragraph">
      <loext:graphic-properties draw:fill="none"/>
      <style:paragraph-properties fo:text-align="start" style:font-independent-line-spacing="true"/>
      <style:text-properties fo:font-size="36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top="0cm" fo:margin-bottom="0cm" fo:line-height="100%" fo:text-align="start" style:writing-mode="lr-tb"/>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26pt" style:font-size-asian="14pt" style:font-size-complex="14pt"/>
    </style:style>
    <style:style style:name="MP13" style:family="paragraph">
      <style:paragraph-properties fo:margin-top="0cm" fo:margin-bottom="0cm" fo:line-height="90%" fo:text-align="start" style:punctuation-wrap="simple" style:writing-mode="lr-tb"/>
      <style:text-properties fo:font-size="36pt"/>
    </style:style>
    <style:style style:name="MP14" style:family="paragraph">
      <style:paragraph-properties fo:margin-left="0cm" fo:margin-right="0cm" fo:margin-top="0.198cm" fo:margin-bottom="0cm" fo:line-height="100%" fo:text-align="start" fo:text-indent="0cm" style:punctuation-wrap="simple" style:writing-mode="lr-tb"/>
      <style:text-properties fo:font-size="28pt"/>
    </style:style>
    <style:style style:name="MP15" style:family="paragraph">
      <style:paragraph-properties fo:margin-left="0cm" fo:margin-right="0cm" fo:margin-top="0.169cm" fo:margin-bottom="0cm" fo:line-height="100%" fo:text-align="start" fo:text-indent="0cm" style:punctuation-wrap="simple" style:writing-mode="lr-tb"/>
      <style:text-properties fo:font-size="28pt"/>
    </style:style>
    <style:style style:name="MP16" style:family="paragraph">
      <style:paragraph-properties fo:margin-left="0cm" fo:margin-right="0cm" fo:margin-top="0.141cm" fo:margin-bottom="0cm" fo:line-height="100%" fo:text-align="start" fo:text-indent="0cm" style:punctuation-wrap="simple" style:writing-mode="lr-tb"/>
      <style:text-properties fo:font-size="28pt"/>
    </style:style>
    <style:style style:name="MP17" style:family="paragraph">
      <style:paragraph-properties fo:margin-left="0cm" fo:margin-right="0cm" fo:margin-top="0.127cm" fo:margin-bottom="0cm" fo:line-height="100%" fo:text-align="start" fo:text-indent="0cm" style:punctuation-wrap="simple" style:writing-mode="lr-tb"/>
      <style:text-properties fo:font-size="28pt"/>
    </style:style>
    <style:style style:name="MP1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3366"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name-complex="Arial" style:font-size-complex="36pt" style:font-style-complex="normal" style:font-weight-complex="bold"/>
    </style:style>
    <style:style style:name="MT2"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name-complex="Arial1" style:font-size-complex="26pt" style:font-style-complex="normal" style:font-weight-complex="bold"/>
    </style:style>
    <style:style style:name="MT3" style:family="text">
      <style:text-properties fo:font-variant="normal" fo:text-transform="none" fo:color="#006666"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name-complex="Arial" style:font-size-complex="36pt" style:font-style-complex="normal" style:font-weight-complex="bold"/>
    </style:style>
    <style:style style:name="MT4" style:family="text">
      <style:text-properties fo:font-variant="normal" fo:text-transform="none" fo:color="#003366"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3366"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3366"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7" style:family="text">
      <style:text-properties fo:font-variant="normal" fo:text-transform="none" fo:color="#003366"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00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003366"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003366" fo:font-size="75%"/>
      </text:list-level-style-bullet>
      <text:list-level-style-bullet text:level="2" text:bullet-char="–">
        <style:list-level-properties text:space-before="1.271cm" text:min-label-width="0.793cm"/>
        <style:text-properties fo:font-family="StarSymbol" fo:color="#003366"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003366" fo:font-size="75%"/>
      </text:list-level-style-bullet>
      <text:list-level-style-bullet text:level="2" text:bullet-char="–">
        <style:list-level-properties text:space-before="1.271cm" text:min-label-width="0.793cm"/>
        <style:text-properties fo:font-family="StarSymbol" fo:color="#003366" fo:font-size="75%"/>
      </text:list-level-style-bullet>
      <text:list-level-style-bullet text:level="3" text:bullet-char="">
        <style:list-level-properties text:space-before="2.541cm" text:min-label-width="0.634cm"/>
        <style:text-properties fo:font-family="Wingdings" style:font-pitch="variable" style:font-charset="x-symbol" fo:color="#003366"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style:font-pitch="variable" style:font-charset="x-symbol" fo:color="#003366" fo:font-size="75%"/>
      </text:list-level-style-bullet>
      <text:list-level-style-bullet text:level="2" text:bullet-char="–">
        <style:list-level-properties text:space-before="1.271cm" text:min-label-width="0.793cm"/>
        <style:text-properties fo:font-family="StarSymbol" fo:color="#003366" fo:font-size="75%"/>
      </text:list-level-style-bullet>
      <text:list-level-style-bullet text:level="3" text:bullet-char="">
        <style:list-level-properties text:space-before="2.541cm" text:min-label-width="0.634cm"/>
        <style:text-properties fo:font-family="Wingdings" style:font-pitch="variable" style:font-charset="x-symbol" fo:color="#003366" fo:font-size="75%"/>
      </text:list-level-style-bullet>
      <text:list-level-style-bullet text:level="4" text:bullet-char="–">
        <style:list-level-properties text:space-before="3.811cm" text:min-label-width="0.634cm"/>
        <style:text-properties fo:font-family="StarSymbol" fo:color="#00336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style:font-pitch="variable" style:font-charset="x-symbol" fo:color="#003366" fo:font-size="75%"/>
      </text:list-level-style-bullet>
      <text:list-level-style-bullet text:level="2" text:bullet-char="–">
        <style:list-level-properties text:space-before="1.271cm" text:min-label-width="0.793cm"/>
        <style:text-properties fo:font-family="StarSymbol" fo:color="#003366" fo:font-size="75%"/>
      </text:list-level-style-bullet>
      <text:list-level-style-bullet text:level="3" text:bullet-char="">
        <style:list-level-properties text:space-before="2.541cm" text:min-label-width="0.634cm"/>
        <style:text-properties fo:font-family="Wingdings" style:font-pitch="variable" style:font-charset="x-symbol" fo:color="#003366" fo:font-size="75%"/>
      </text:list-level-style-bullet>
      <text:list-level-style-bullet text:level="4" text:bullet-char="–">
        <style:list-level-properties text:space-before="3.811cm" text:min-label-width="0.634cm"/>
        <style:text-properties fo:font-family="StarSymbol" fo:color="#003366" fo:font-size="80%"/>
      </text:list-level-style-bullet>
      <text:list-level-style-bullet text:level="5" text:bullet-char="">
        <style:list-level-properties text:space-before="5.081cm" text:min-label-width="0.634cm"/>
        <style:text-properties fo:font-family="Wingdings" style:font-pitch="variable" style:font-charset="x-symbol" fo:color="#003366" fo:font-size="6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Group 2" drawooo:display="printer">
        <draw:g draw:name="Group 3">
          <draw:custom-shape draw:name="Rectangle 4" draw:style-name="Mgr3" draw:text-style-name="MP5" draw:layer="layout" svg:width="2.11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4" draw:text-style-name="MP5" draw:layer="layout" svg:width="7.619cm" svg:height="3.24cm" svg:x="1.27cm" svg:y="0cm">
            <text:p/>
            <draw:enhanced-geometry draw:mirror-horizontal="false" draw:mirror-vertical="false" drawooo:sub-view-size="1728 735" draw:text-areas="0 0 ?f39 ?f40" svg:viewBox="0 0 0 0" draw:type="ooxml-non-primitive" draw:enhanced-path="M 1728 0 L 1728 480 380 482 354 480 308 489 C 290 498 263 513 246 531 229 549 215 574 206 597 197 620 194 643 192 666 L 192 735 0 735 0 480 0 0 1728 0 Z N">
              <draw:equation draw:name="f0" draw:formula="1728*logwidth/1728"/>
              <draw:equation draw:name="f1" draw:formula="0*logheight/735"/>
              <draw:equation draw:name="f2" draw:formula="1728*logwidth/1728"/>
              <draw:equation draw:name="f3" draw:formula="480*logheight/735"/>
              <draw:equation draw:name="f4" draw:formula="380*logwidth/1728"/>
              <draw:equation draw:name="f5" draw:formula="482*logheight/735"/>
              <draw:equation draw:name="f6" draw:formula="354*logwidth/1728"/>
              <draw:equation draw:name="f7" draw:formula="480*logheight/735"/>
              <draw:equation draw:name="f8" draw:formula="308*logwidth/1728"/>
              <draw:equation draw:name="f9" draw:formula="489*logheight/735"/>
              <draw:equation draw:name="f10" draw:formula="246*logwidth/1728"/>
              <draw:equation draw:name="f11" draw:formula="531*logheight/735"/>
              <draw:equation draw:name="f12" draw:formula="206*logwidth/1728"/>
              <draw:equation draw:name="f13" draw:formula="597*logheight/735"/>
              <draw:equation draw:name="f14" draw:formula="192*logwidth/1728"/>
              <draw:equation draw:name="f15" draw:formula="666*logheight/735"/>
              <draw:equation draw:name="f16" draw:formula="192*logwidth/1728"/>
              <draw:equation draw:name="f17" draw:formula="735*logheight/735"/>
              <draw:equation draw:name="f18" draw:formula="0*logwidth/1728"/>
              <draw:equation draw:name="f19" draw:formula="735*logheight/735"/>
              <draw:equation draw:name="f20" draw:formula="0*logwidth/1728"/>
              <draw:equation draw:name="f21" draw:formula="480*logheight/735"/>
              <draw:equation draw:name="f22" draw:formula="0*logwidth/1728"/>
              <draw:equation draw:name="f23" draw:formula="0*logheight/735"/>
              <draw:equation draw:name="f24" draw:formula="1728*logwidth/1728"/>
              <draw:equation draw:name="f25" draw:formula="0*logheight/735"/>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g>
        <draw:g draw:name="Group 6">
          <draw:custom-shape draw:name="AutoShape 7" draw:style-name="Mgr5" draw:text-style-name="MP6" draw:layer="layout" svg:width="19.472cm" svg:height="0.881cm" svg:x="1.693cm" svg:y="5.503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Mgr5" draw:text-style-name="MP6" draw:layer="layout" svg:width="1.093cm" svg:height="0.885cm" svg:x="0.633cm" svg:y="5.503cm">
            <text:p/>
            <draw:enhanced-geometry draw:mirror-horizontal="tru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g draw:name="Group 2">
        <draw:custom-shape draw:name="Rectangle 3" draw:style-name="Mgr3" draw:text-style-name="MP5" draw:layer="layout" svg:width="12.6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Mgr6" draw:text-style-name="MP7" draw:layer="layout" svg:width="14.392cm" svg:height="5.291cm" svg:x="1.905cm" svg:y="2.752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5">
        <draw:custom-shape draw:name="AutoShape 6" draw:style-name="Mgr5" draw:text-style-name="MP6" draw:layer="layout" svg:width="12.849cm" svg:height="0.881cm" svg:x="10.087cm" svg:y="13.582cm">
          <text:p/>
          <draw:enhanced-geometry draw:mirror-horizontal="tru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Mgr5" draw:text-style-name="MP6" draw:layer="layout" svg:width="0.722cm" svg:height="0.885cm" svg:x="22.913cm" svg:y="13.582cm">
          <text:p/>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frame draw:name="AutoShape 12" presentation:style-name="Mpr1" draw:text-style-name="MP9" draw:layer="backgroundobjects" svg:width="22.859cm" svg:height="5.291cm" svg:x="1.905cm" svg:y="2.752cm" presentation:class="title" presentation:user-transformed="true">
        <draw:text-box>
          <text:p text:style-name="MP8"><text:span text:style-name="MT1">Click to edit Master title style</text:span></text:p>
        </draw:text-box>
      </draw:frame>
      <draw:frame draw:name="Date Placeholder 9" presentation:style-name="Mpr2" draw:text-style-name="MP10" draw:layer="backgroundobjects" svg:width="5.917cm" svg:height="1.318cm" svg:x="6.773cm" svg:y="17.357cm" presentation:class="date-time" presentation:user-transformed="true">
        <draw:text-box>
          <text:p/>
        </draw:text-box>
      </draw:frame>
      <draw:frame draw:name="Footer Placeholder 10" presentation:style-name="Mpr2" draw:text-style-name="MP10" draw:layer="backgroundobjects" svg:width="8.047cm" svg:height="1.318cm" svg:x="16.087cm" svg:y="17.357cm" presentation:class="footer" presentation:user-transformed="true">
        <draw:text-box>
          <text:p/>
        </draw:text-box>
      </draw:frame>
      <draw:frame draw:name="Slide Number Placeholder 11" presentation:style-name="Mpr3" draw:text-style-name="MP12" draw:layer="backgroundobjects" svg:width="1.631cm" svg:height="1.357cm" svg:x="0.212cm" svg:y="17.357cm" presentation:class="page-number" presentation:user-transformed="true">
        <draw:text-box>
          <text:p text:style-name="MP11"><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g draw:name="Group 2">
        <draw:g draw:name="Group 3">
          <draw:custom-shape draw:name="Rectangle 4" draw:style-name="Mgr3" draw:text-style-name="MP5" draw:layer="layout" svg:width="2.11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4" draw:text-style-name="MP5" draw:layer="layout" svg:width="7.619cm" svg:height="3.24cm" svg:x="1.27cm" svg:y="0cm">
            <text:p/>
            <draw:enhanced-geometry draw:mirror-horizontal="false" draw:mirror-vertical="false" drawooo:sub-view-size="1728 735" draw:text-areas="0 0 ?f39 ?f40" svg:viewBox="0 0 0 0" draw:type="ooxml-non-primitive" draw:enhanced-path="M 1728 0 L 1728 480 380 482 354 480 308 489 C 290 498 263 513 246 531 229 549 215 574 206 597 197 620 194 643 192 666 L 192 735 0 735 0 480 0 0 1728 0 Z N">
              <draw:equation draw:name="f0" draw:formula="1728*logwidth/1728"/>
              <draw:equation draw:name="f1" draw:formula="0*logheight/735"/>
              <draw:equation draw:name="f2" draw:formula="1728*logwidth/1728"/>
              <draw:equation draw:name="f3" draw:formula="480*logheight/735"/>
              <draw:equation draw:name="f4" draw:formula="380*logwidth/1728"/>
              <draw:equation draw:name="f5" draw:formula="482*logheight/735"/>
              <draw:equation draw:name="f6" draw:formula="354*logwidth/1728"/>
              <draw:equation draw:name="f7" draw:formula="480*logheight/735"/>
              <draw:equation draw:name="f8" draw:formula="308*logwidth/1728"/>
              <draw:equation draw:name="f9" draw:formula="489*logheight/735"/>
              <draw:equation draw:name="f10" draw:formula="246*logwidth/1728"/>
              <draw:equation draw:name="f11" draw:formula="531*logheight/735"/>
              <draw:equation draw:name="f12" draw:formula="206*logwidth/1728"/>
              <draw:equation draw:name="f13" draw:formula="597*logheight/735"/>
              <draw:equation draw:name="f14" draw:formula="192*logwidth/1728"/>
              <draw:equation draw:name="f15" draw:formula="666*logheight/735"/>
              <draw:equation draw:name="f16" draw:formula="192*logwidth/1728"/>
              <draw:equation draw:name="f17" draw:formula="735*logheight/735"/>
              <draw:equation draw:name="f18" draw:formula="0*logwidth/1728"/>
              <draw:equation draw:name="f19" draw:formula="735*logheight/735"/>
              <draw:equation draw:name="f20" draw:formula="0*logwidth/1728"/>
              <draw:equation draw:name="f21" draw:formula="480*logheight/735"/>
              <draw:equation draw:name="f22" draw:formula="0*logwidth/1728"/>
              <draw:equation draw:name="f23" draw:formula="0*logheight/735"/>
              <draw:equation draw:name="f24" draw:formula="1728*logwidth/1728"/>
              <draw:equation draw:name="f25" draw:formula="0*logheight/735"/>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g>
        <draw:g draw:name="Group 6">
          <draw:custom-shape draw:name="AutoShape 7" draw:style-name="Mgr5" draw:text-style-name="MP6" draw:layer="layout" svg:width="19.472cm" svg:height="0.881cm" svg:x="1.693cm" svg:y="5.503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Mgr5" draw:text-style-name="MP6" draw:layer="layout" svg:width="1.093cm" svg:height="0.885cm" svg:x="0.633cm" svg:y="5.503cm">
            <text:p/>
            <draw:enhanced-geometry draw:mirror-horizontal="tru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frame draw:name="Title 1" presentation:style-name="Mpr6" draw:text-style-name="MP9" draw:layer="backgroundobjects" svg:width="22.012cm" svg:height="3.174cm" svg:x="2.117cm" svg:y="2.117cm" presentation:class="title" presentation:user-transformed="true">
        <draw:text-box>
          <text:p text:style-name="MP13"><text:span text:style-name="MT3">Click to edit Master title style</text:span></text:p>
        </draw:text-box>
      </draw:frame>
      <draw:frame draw:name="Content Placeholder 2" presentation:style-name="Mpr7" draw:text-style-name="MP18" draw:layer="backgroundobjects" svg:width="21.369cm" svg:height="10.344cm" svg:x="2.328cm" svg:y="6.562cm" presentation:class="outline" presentation:user-transformed="true">
        <draw:text-box>
          <text:list text:style-name="ML6">
            <text:list-item>
              <text:p text:style-name="MP14"><text:span text:style-name="MT4">Click to edit Master text styles</text:span></text:p>
            </text:list-item>
          </text:list>
          <text:list text:style-name="ML7">
            <text:list-item>
              <text:list>
                <text:list-item>
                  <text:p text:style-name="MP15"><text:span text:style-name="MT5">Second level</text:span></text:p>
                </text:list-item>
              </text:list>
            </text:list-item>
          </text:list>
          <text:list text:style-name="ML8">
            <text:list-item>
              <text:list>
                <text:list-item>
                  <text:list>
                    <text:list-item>
                      <text:p text:style-name="MP16"><text:span text:style-name="MT6">Third level</text:span></text:p>
                    </text:list-item>
                  </text:list>
                </text:list-item>
              </text:list>
            </text:list-item>
          </text:list>
          <text:list text:style-name="ML9">
            <text:list-item>
              <text:list>
                <text:list-item>
                  <text:list>
                    <text:list-item>
                      <text:list>
                        <text:list-item>
                          <text:p text:style-name="MP17"><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7"><text:span text:style-name="MT7">Fifth level</text:span></text:p>
                            </text:list-item>
                          </text:list>
                        </text:list-item>
                      </text:list>
                    </text:list-item>
                  </text:list>
                </text:list-item>
              </text:list>
            </text:list-item>
          </text:list>
        </draw:text-box>
      </draw:frame>
      <draw:frame draw:name="Rectangle 11" presentation:style-name="Mpr8" draw:text-style-name="MP10" draw:layer="backgroundobjects" svg:width="5.917cm" svg:height="1.318cm" svg:x="6.773cm" svg:y="17.357cm" presentation:class="date-time" presentation:user-transformed="true">
        <draw:text-box>
          <text:p/>
        </draw:text-box>
      </draw:frame>
      <draw:frame draw:name="Rectangle 12" presentation:style-name="Mpr8" draw:text-style-name="MP10" draw:layer="backgroundobjects" svg:width="8.047cm" svg:height="1.318cm" svg:x="16.087cm" svg:y="17.357cm" presentation:class="footer" presentation:user-transformed="true">
        <draw:text-box>
          <text:p/>
        </draw:text-box>
      </draw:frame>
      <draw:frame draw:name="Rectangle 13" presentation:style-name="Mpr9" draw:text-style-name="MP12" draw:layer="backgroundobjects" svg:width="1.631cm" svg:height="1.357cm" svg:x="0.234cm" svg:y="17.339cm" presentation:class="page-number" presentation:user-transformed="true">
        <draw:text-box>
          <text:p text:style-name="MP11"><text:span text:style-name="MT2"><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draw:g draw:name="Group 2">
        <draw:g draw:name="Group 3">
          <draw:custom-shape draw:name="Rectangle 4" draw:style-name="Mgr3" draw:text-style-name="MP5" draw:layer="layout" svg:width="2.11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4" draw:text-style-name="MP5" draw:layer="layout" svg:width="7.619cm" svg:height="3.24cm" svg:x="1.27cm" svg:y="0cm">
            <text:p/>
            <draw:enhanced-geometry draw:mirror-horizontal="false" draw:mirror-vertical="false" drawooo:sub-view-size="1728 735" draw:text-areas="0 0 ?f39 ?f40" svg:viewBox="0 0 0 0" draw:type="ooxml-non-primitive" draw:enhanced-path="M 1728 0 L 1728 480 380 482 354 480 308 489 C 290 498 263 513 246 531 229 549 215 574 206 597 197 620 194 643 192 666 L 192 735 0 735 0 480 0 0 1728 0 Z N">
              <draw:equation draw:name="f0" draw:formula="1728*logwidth/1728"/>
              <draw:equation draw:name="f1" draw:formula="0*logheight/735"/>
              <draw:equation draw:name="f2" draw:formula="1728*logwidth/1728"/>
              <draw:equation draw:name="f3" draw:formula="480*logheight/735"/>
              <draw:equation draw:name="f4" draw:formula="380*logwidth/1728"/>
              <draw:equation draw:name="f5" draw:formula="482*logheight/735"/>
              <draw:equation draw:name="f6" draw:formula="354*logwidth/1728"/>
              <draw:equation draw:name="f7" draw:formula="480*logheight/735"/>
              <draw:equation draw:name="f8" draw:formula="308*logwidth/1728"/>
              <draw:equation draw:name="f9" draw:formula="489*logheight/735"/>
              <draw:equation draw:name="f10" draw:formula="246*logwidth/1728"/>
              <draw:equation draw:name="f11" draw:formula="531*logheight/735"/>
              <draw:equation draw:name="f12" draw:formula="206*logwidth/1728"/>
              <draw:equation draw:name="f13" draw:formula="597*logheight/735"/>
              <draw:equation draw:name="f14" draw:formula="192*logwidth/1728"/>
              <draw:equation draw:name="f15" draw:formula="666*logheight/735"/>
              <draw:equation draw:name="f16" draw:formula="192*logwidth/1728"/>
              <draw:equation draw:name="f17" draw:formula="735*logheight/735"/>
              <draw:equation draw:name="f18" draw:formula="0*logwidth/1728"/>
              <draw:equation draw:name="f19" draw:formula="735*logheight/735"/>
              <draw:equation draw:name="f20" draw:formula="0*logwidth/1728"/>
              <draw:equation draw:name="f21" draw:formula="480*logheight/735"/>
              <draw:equation draw:name="f22" draw:formula="0*logwidth/1728"/>
              <draw:equation draw:name="f23" draw:formula="0*logheight/735"/>
              <draw:equation draw:name="f24" draw:formula="1728*logwidth/1728"/>
              <draw:equation draw:name="f25" draw:formula="0*logheight/735"/>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g>
        <draw:g draw:name="Group 6">
          <draw:custom-shape draw:name="AutoShape 7" draw:style-name="Mgr5" draw:text-style-name="MP6" draw:layer="layout" svg:width="19.472cm" svg:height="0.881cm" svg:x="1.693cm" svg:y="5.503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Mgr5" draw:text-style-name="MP6" draw:layer="layout" svg:width="1.093cm" svg:height="0.885cm" svg:x="0.633cm" svg:y="5.503cm">
            <text:p/>
            <draw:enhanced-geometry draw:mirror-horizontal="tru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g>
      <draw:frame draw:name="Title 1" presentation:style-name="Mpr12" draw:text-style-name="MP9" draw:layer="backgroundobjects" svg:width="22.012cm" svg:height="3.174cm" svg:x="2.117cm" svg:y="2.117cm" presentation:class="title" presentation:user-transformed="true">
        <draw:text-box>
          <text:p text:style-name="MP13"><text:span text:style-name="MT3">Click to edit Master title style</text:span></text:p>
        </draw:text-box>
      </draw:frame>
      <draw:frame draw:name="Content Placeholder 2" presentation:style-name="Mpr13" draw:text-style-name="MP18" draw:layer="backgroundobjects" svg:width="10.472cm" svg:height="10.344cm" svg:x="2.328cm" svg:y="6.562cm" presentation:class="outline" presentation:user-transformed="true">
        <draw:text-box>
          <text:list text:style-name="ML6">
            <text:list-item>
              <text:p text:style-name="MP14"><text:span text:style-name="MT4">Click to edit Master text styles</text:span></text:p>
            </text:list-item>
          </text:list>
          <text:list text:style-name="ML7">
            <text:list-item>
              <text:list>
                <text:list-item>
                  <text:p text:style-name="MP15"><text:span text:style-name="MT5">Second level</text:span></text:p>
                </text:list-item>
              </text:list>
            </text:list-item>
          </text:list>
          <text:list text:style-name="ML8">
            <text:list-item>
              <text:list>
                <text:list-item>
                  <text:list>
                    <text:list-item>
                      <text:p text:style-name="MP16"><text:span text:style-name="MT6">Third level</text:span></text:p>
                    </text:list-item>
                  </text:list>
                </text:list-item>
              </text:list>
            </text:list-item>
          </text:list>
          <text:list text:style-name="ML9">
            <text:list-item>
              <text:list>
                <text:list-item>
                  <text:list>
                    <text:list-item>
                      <text:list>
                        <text:list-item>
                          <text:p text:style-name="MP17"><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7"><text:span text:style-name="MT7">Fifth level</text:span></text:p>
                            </text:list-item>
                          </text:list>
                        </text:list-item>
                      </text:list>
                    </text:list-item>
                  </text:list>
                </text:list-item>
              </text:list>
            </text:list-item>
          </text:list>
        </draw:text-box>
      </draw:frame>
      <draw:frame draw:name="Content Placeholder 3" presentation:style-name="Mpr13" draw:text-style-name="MP18" draw:layer="backgroundobjects" svg:width="10.472cm" svg:height="10.344cm" svg:x="13.225cm" svg:y="6.562cm" presentation:class="outline" presentation:user-transformed="true">
        <draw:text-box>
          <text:list text:style-name="ML6">
            <text:list-item>
              <text:p text:style-name="MP14"><text:span text:style-name="MT4">Click to edit Master text styles</text:span></text:p>
            </text:list-item>
          </text:list>
          <text:list text:style-name="ML7">
            <text:list-item>
              <text:list>
                <text:list-item>
                  <text:p text:style-name="MP15"><text:span text:style-name="MT5">Second level</text:span></text:p>
                </text:list-item>
              </text:list>
            </text:list-item>
          </text:list>
          <text:list text:style-name="ML8">
            <text:list-item>
              <text:list>
                <text:list-item>
                  <text:list>
                    <text:list-item>
                      <text:p text:style-name="MP16"><text:span text:style-name="MT6">Third level</text:span></text:p>
                    </text:list-item>
                  </text:list>
                </text:list-item>
              </text:list>
            </text:list-item>
          </text:list>
          <text:list text:style-name="ML9">
            <text:list-item>
              <text:list>
                <text:list-item>
                  <text:list>
                    <text:list-item>
                      <text:list>
                        <text:list-item>
                          <text:p text:style-name="MP17"><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7"><text:span text:style-name="MT7">Fifth level</text:span></text:p>
                            </text:list-item>
                          </text:list>
                        </text:list-item>
                      </text:list>
                    </text:list-item>
                  </text:list>
                </text:list-item>
              </text:list>
            </text:list-item>
          </text:list>
        </draw:text-box>
      </draw:frame>
      <draw:frame draw:name="Rectangle 11" presentation:style-name="Mpr14" draw:text-style-name="MP10" draw:layer="backgroundobjects" svg:width="5.917cm" svg:height="1.318cm" svg:x="6.773cm" svg:y="17.357cm" presentation:class="date-time" presentation:user-transformed="true">
        <draw:text-box>
          <text:p/>
        </draw:text-box>
      </draw:frame>
      <draw:frame draw:name="Rectangle 12" presentation:style-name="Mpr14" draw:text-style-name="MP10" draw:layer="backgroundobjects" svg:width="8.047cm" svg:height="1.318cm" svg:x="16.087cm" svg:y="17.357cm" presentation:class="footer" presentation:user-transformed="true">
        <draw:text-box>
          <text:p/>
        </draw:text-box>
      </draw:frame>
      <draw:frame draw:name="Rectangle 13" presentation:style-name="Mpr15" draw:text-style-name="MP12" draw:layer="backgroundobjects" svg:width="1.631cm" svg:height="1.357cm" svg:x="0.234cm" svg:y="17.339cm" presentation:class="page-number" presentation:user-transformed="true">
        <draw:text-box>
          <text:p text:style-name="MP11"><text:span text:style-name="MT2"><text:page-number>&lt;number&gt;</text:page-number></text:span></text:p>
        </draw:text-box>
      </draw:frame>
      <presentation:notes style:page-layout-name="PM0">
        <draw:page-thumbnail presentation:style-name="Two_20_Content-title" draw:layer="backgroundobjects" svg:width="14.848cm" svg:height="11.136cm" svg:x="3.075cm" svg:y="2.257cm" presentation:class="page"/>
        <draw:frame presentation:style-name="Two_20_Content-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st PowerPoint FIle</dc:title>
    <meta:initial-creator>user</meta:initial-creator>
    <dc:creator>Michael McLean</dc:creator>
    <meta:editing-cycles>17</meta:editing-cycles>
    <meta:creation-date>2005-02-10T21:18:44</meta:creation-date>
    <dc:date>2018-02-26T04:24:05</dc:date>
    <meta:editing-duration>PT6H1M</meta:editing-duration>
    <meta:generator>LibreOffice/5.3.0.3$Windows_X86_64 LibreOffice_project/7074905676c47b82bbcfbea1aeefc84afe1c50e1</meta:generator>
    <meta:document-statistic meta:object-count="102"/>
    <meta:user-defined meta:name="AppVersion">16.0000</meta:user-defined>
    <meta:user-defined meta:name="Company">University of Kentucky</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6</meta:user-defined>
    <meta:template xlink:type="simple" xlink:actuate="onRequest" xlink:title="Capsules" xlink:href=""/>
  </office:meta>
</office:document-meta>
</file>